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text-properties fo:font-size="14pt" style:text-underline-style="none" fo:font-weight="normal" fo:background-color="transparent" style:font-size-asian="14pt" style:font-weight-asian="normal" style:font-size-complex="14pt" style:font-weight-complex="normal"/>
    </style:style>
    <style:style style:name="T1" style:family="text">
      <style:text-properties fo:color="#800000"/>
    </style:style>
    <style:style style:name="T2" style:family="text">
      <style:text-properties fo:color="#800000"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red Behaviour</text:p>
      <text:p text:style-name="P1"/>
      <text:p text:style-name="P2">Marbles start in top right corner of the squared ellipse. Marble 1 start 3 marble width in from the corner allowing space for the other marbles.</text:p>
      <text:p text:style-name="P2"/>
      <text:p text:style-name="P2">The handle starts pointing at the position of the first marble.</text:p>
      <text:p text:style-name="P2">The handle cannot be dragged clockwise of its starting point</text:p>
      <text:p text:style-name="P2">The handle can be dragged anticlockwise until it points at three oclock</text:p>
      <text:p text:style-name="P2">The handle triggers page transistion when reaches three oclock.</text:p>
      <text:p text:style-name="P2"/>
      <text:p text:style-name="P2">As the handle moves the marbles move in step anticlockwise around the ellipse</text:p>
      <text:p text:style-name="P2">Ideally the handle always points at the first marble.</text:p>
      <text:p text:style-name="P2">Ideally the cursor stays in step with the magnifier handle.</text:p>
      <text:p text:style-name="P2"/>
      <text:p text:style-name="P2">As marble one moves marble 2 and three follow at touching distance</text:p>
      <text:p text:style-name="P2">Marbles should not overlap.</text:p>
      <text:p text:style-name="P2"/>
      <text:p text:style-name="P1">Issues</text:p>
      <text:p text:style-name="P1"/>
      <text:p text:style-name="P1"/>
      <text:p text:style-name="P2">I have made the mistake throughout of not realising the start position for the 0 rads.</text:p>
      <text:p text:style-name="P2"/>
      <text:p text:style-name="P2">I have struggled with if statements catching degrees that go full circle and suddenly decrease or go negative</text:p>
      <text:p text:style-name="P2"/>
      <text:p text:style-name="P2">I have not properly understood that some equations start a three oclock and measure rads anticlockwise as positive.</text:p>
      <text:p text:style-name="P2"/>
      <text:p text:style-name="P2">I have not understood the implication of y increasing down the screen when equations assume the opposite</text:p>
      <text:p text:style-name="P2"/>
      <text:p text:style-name="P2">The magnifier does not move and disengage as nicely as did in previous code, it does not work as well with the scroll<text:span text:style-name="T2"> – get example</text:span></text:p>
      <text:p text:style-name="P2"><text:span text:style-name="T2"/></text:p>
      <text:p text:style-name="P2"><text:span text:style-name="T2"><text:s text:c="2"/>radsOfMag = radsOfMag%radCircle; - still produce negative</text:span></text:p>
      <text:p text:style-name="P2"><text:span text:style-name="T2"/></text:p>
      <text:p text:style-name="P3"><text:span text:style-name="T1">behaviour unreliable original was ok</text:span></text:p>
      <text:p text:style-name="P3"><text:span text:style-name="T1"/></text:p>
      <text:p text:style-name="P3"><text:span text:style-name="T1">why get different location when put marble at topRightCorner and when calculate the angle of top right corner and put it there</text:span></text:p>
      <text:p text:style-name="P3"><text:span text:style-name="T1"/></text:p>
      <text:p text:style-name="P3"><text:span text:style-name="T1">when curser leaves window does not unclick causes confusion</text:span></text:p>
      <text:p text:style-name="P3"><text:span text:style-name="T1"/></text:p>
      <text:p text:style-name="P3"><text:span text:style-name="T1">if wheel fast first sometimes break maybe because grab handle too soon after wheeling</text:span></text:p>
      <text:p text:style-name="P2"><text:soft-page-break/></text:p>
      <text:p text:style-name="P2"/>
      <text:p text:style-name="P1">Issues mostly overcome</text:p>
      <text:p text:style-name="P1"/>
      <text:p text:style-name="P2">I have struggled with degrees to radians – now just using radians</text:p>
      <text:p text:style-name="P2"/>
      <text:p text:style-name="P2">I have struggled with if statements catching degrees that go full circle and suddenly decrease or go negative – now i for the start and end position adjust the numbers so it is one arc with the handle starting at max and as its turned measuring it progress – I have also used sin and cos with angles – On reflection using %360 would have been better potentially</text:p>
      <text:p text:style-name="P2"/>
      <text:p text:style-name="P2">I have struggled with using a magnifier image that is not set with its rotation point at center and starts at an angle. - I set this with initial variables and will in future create an image handle pointing north magnifier glass exact center. </text:p>
      <text:p text:style-name="P2"/>
      <text:p text:style-name="P2"/>
      <text:p text:style-name="P2"/>
      <text:p text:style-name="P2"/>
      <text:p text:style-name="P2"/>
      <text:p text:style-name="P2"/>
      <text:p text:style-name="P1">How I want the code to work</text:p>
      <text:p text:style-name="P1"/>
      <text:p text:style-name="P2">I want all the code to opperate such that 12 oclock is zero radian position and radians are measured as positive in the clockwise direction from this point</text:p>
      <text:p text:style-name="P2"/>
      <text:p text:style-name="P2">I want the magnifiers arc to be close enough to the ellipse that it looks nice when the balls move. Currently using the same radians as the magnifiers rotation but later maybe a function to adjust for the different in y position of the two centers. And adjust for one being an ellipse the other a circle. </text:p>
      <text:p text:style-name="P2"/>
      <text:p text:style-name="P2">I want the start position to be dynamically calculated which is why I started afresh.</text:p>
      <text:p text:style-name="P2"/>
      <text:p text:style-name="P2">Marbles keep their own location, location last calculated for them, rotation, and rotation change if location was at moves to location calculated </text:p>
      <text:p text:style-name="P2"/>
      <text:p text:style-name="P2"/>
      <text:p text:style-name="P1">Features code will have in future not in previous version</text:p>
      <text:p text:style-name="P1"/>
      <text:p text:style-name="P2">magnify cards based on magnifier rotation</text:p>
      <text:p text:style-name="P2"/>
      <text:p text:style-name="P2">variables refresh on screen size change</text:p>
      <text:p text:style-name="P2"/>
      <text:p text:style-name="P1">How the code currently works</text:p>
      <text:p text:style-name="P1"/>
      <text:p text:style-name="P1"><text:soft-page-break/>Global Variables</text:p>
      <text:p text:style-name="P1"/>
      <text:p text:style-name="P2">totalRadDragCovered – remembers mag rotation</text:p>
      <text:p text:style-name="P2"/>
      <text:p text:style-name="P2">initAngFirstMarble – this is the start angle the magnifier points at and angle that produces the first marbles initial location – it is also the magnifiers clockwise limit</text:p>
      <text:p text:style-name="P2"/>
      <text:p text:style-name="P2">turnToTopRightCorner - ang</text:p>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9M27S</meta:editing-duration>
    <meta:editing-cycles>12</meta:editing-cycles>
    <meta:generator>OpenOffice/4.1.5$Win32 OpenOffice.org_project/415m1$Build-9789</meta:generator>
    <dc:date>2019-07-03T20:10:17.35</dc:date>
    <dc:creator>Phil Tate</dc:creator>
    <meta:document-statistic meta:table-count="0" meta:image-count="0" meta:object-count="0" meta:page-count="3" meta:paragraph-count="39" meta:word-count="592" meta:character-count="3447"/>
    <meta:user-defined meta:name="Info 1"/>
    <meta:user-defined meta:name="Info 2"/>
    <meta:user-defined meta:name="Info 3"/>
    <meta:user-defined meta:name="Info 4"/>
  </office:meta>
</office:document-meta>
</file>